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S Gothic" svg:font-family="'MS Gothic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2.18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13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17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2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0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2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6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3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1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53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6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9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4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2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0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5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6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6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2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solid" svg:stroke-width="0.028cm" svg:stroke-color="#694a77" draw:stroke-linejoin="miter" svg:stroke-linecap="butt" draw:fill="none" fo:padding-top="0.014cm" fo:padding-bottom="0.014cm" fo:padding-left="0.014cm" fo:padding-right="0.014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4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2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4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0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3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3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7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18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9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54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75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0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0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8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0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6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solid" draw:fill-color="#ffffff" loext:decorative="fals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30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35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43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30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6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21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1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64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28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3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6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27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0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43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3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5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3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08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1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93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222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solid" svg:stroke-width="0.028cm" svg:stroke-color="#21219f" draw:stroke-linejoin="miter" svg:stroke-linecap="butt" draw:fill="none" fo:padding-top="0.014cm" fo:padding-bottom="0.014cm" fo:padding-left="0.014cm" fo:padding-right="0.014cm" loext:decorative="false"/>
    </style:style>
    <style:style style:name="gr71" style:family="graphic" style:parent-style-name="standard">
      <style:graphic-properties draw:stroke="solid" svg:stroke-width="0.028cm" svg:stroke-color="#0070c0" draw:stroke-linejoin="miter" svg:stroke-linecap="butt" draw:fill="none" fo:padding-top="0.014cm" fo:padding-bottom="0.014cm" fo:padding-left="0.014cm" fo:padding-right="0.014cm" loext:decorative="false"/>
    </style:style>
    <style:style style:name="gr72" style:family="graphic" style:parent-style-name="standard">
      <style:graphic-properties fo:border="none" loext:decorative="false"/>
    </style:style>
    <style:style style:name="gr73" style:family="graphic" style:parent-style-name="standard">
      <style:graphic-properties draw:textarea-vertical-align="middle" loext:decorative="false"/>
    </style:style>
    <style:style style:name="gr74" style:family="graphic" style:parent-style-name="standard">
      <style:graphic-properties fo:border="solid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0" style:family="paragraph">
      <style:paragraph-properties fo:text-align="start"/>
    </style:style>
    <style:style style:name="T1" style:family="text">
      <style:text-properties fo:color="#000000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2" style:family="text">
      <style:text-properties fo:color="#000000" loext:opacity="100%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3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000000" loext:opacity="100%" style:font-name="MS Gothic" fo:font-size="11pt" fo:font-weight="normal" style:font-name-asian="MS Gothic" style:font-size-asian="11pt" style:font-weight-asian="normal" style:font-name-complex="MS Gothic" style:font-size-complex="11pt" style:font-weight-complex="normal"/>
    </style:style>
    <style:style style:name="T6" style:family="text">
      <style:text-properties fo:color="#694a77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fo:color="#000000" loext:opacity="100%" style:font-name="Symbol" fo:font-size="11pt" fo:font-weight="normal" style:font-name-asian="Symbol" style:font-size-asian="11pt" style:font-weight-asian="normal" style:font-name-complex="Symbol" style:font-size-complex="11pt" style:font-weight-complex="normal"/>
    </style:style>
    <style:style style:name="T8" style:family="text">
      <style:text-properties fo:color="#000000" loext:opacity="100%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" style:family="text">
      <style:text-properties fo:color="#000000" loext:opacity="100%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0" style:family="text">
      <style:text-properties fo:color="#000000" loext:opacity="100%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1" style:family="text">
      <style:text-properties fo:color="#000000" loext:opacity="100%" style:font-name="Liberation Serif" fo:font-size="10pt" fo:font-weight="normal" style:font-name-asian="Liberation Serif" style:font-size-asian="10pt" style:font-weight-asian="normal" style:font-name-complex="Liberation Serif" style:font-size-complex="10pt" style:font-weight-complex="normal"/>
    </style:style>
    <style:style style:name="T12" style:family="text">
      <style:text-properties fo:color="#21219f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3" style:family="text">
      <style:text-properties fo:color="#0070c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dress" form:control-implementation="ooo:com.sun.star.form.component.TextField" xml:id="control2" form:id="control2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StateZip" form:control-implementation="ooo:com.sun.star.form.component.TextField" xml:id="control3" form:id="control3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" form:control-implementation="ooo:com.sun.star.form.component.TextField" xml:id="control4" form:id="control4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" form:control-implementation="ooo:com.sun.star.form.component.TextField" xml:id="control5" form:id="control5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6" form:id="control6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isCivil" form:control-implementation="ooo:com.sun.star.form.component.CheckBox" xml:id="control7" form:id="control7" form:label="Check Box" form:tab-index="7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Documents/changeyourname.mn-form-generator/Copy_Request_Form.odg/content.xml"/>
                <form:property form:property-name="SecondaryRefValue" office:value-type="string" office:string-value=""/>
              </form:properties>
            </form:checkbox>
            <form:text form:name="caseNumber" form:control-implementation="ooo:com.sun.star.form.component.TextField" xml:id="control8" form:id="control8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ame1" form:control-implementation="ooo:com.sun.star.form.component.TextField" xml:id="control9" form:id="control9" form:tab-index="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10" form:id="control10" form:tab-index="12" form:current-value="Civil Name Change Order" form:value="Civil Name Change Ord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pies" form:control-implementation="ooo:com.sun.star.form.component.TextField" xml:id="control11" form:id="control11" form:tab-index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st" form:control-implementation="ooo:com.sun.star.form.component.TextField" xml:id="control12" form:id="control12" form:tab-index="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ypeOfCopy" form:control-implementation="ooo:com.sun.star.form.component.TextField" xml:id="control13" form:id="control13" form:tab-index="12" form:current-value="Certified" form:value="Certifie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doMail" form:control-implementation="ooo:com.sun.star.form.component.CheckBox" xml:id="control14" form:id="control14" form:label="Check Box" form:tab-index="7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Documents/changeyourname.mn-form-generator/Copy_Request_Form.odg/content.xml"/>
                <form:property form:property-name="SecondaryRefValue" office:value-type="string" office:string-value=""/>
              </form:properties>
            </form:checkbox>
            <form:checkbox form:name="doPickUp" form:control-implementation="ooo:com.sun.star.form.component.CheckBox" xml:id="control15" form:id="control15" form:label="Check Box" form:tab-index="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Documents/changeyourname.mn-form-generator/Copy_Request_Form.odg/content.xml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12.187cm" svg:height="0.64cm" svg:x="4.706cm" svg:y="0.395cm">
          <draw:text-box>
            <text:p text:style-name="P1"><text:span text:style-name="T1">Minnesota Judicial Branch Copy Request Form</text:span></text:p>
          </draw:text-box>
        </draw:frame>
        <draw:frame draw:style-name="gr2" draw:text-style-name="P3" draw:layer="layout" svg:width="5.138cm" svg:height="0.497cm" svg:x="1.782cm" svg:y="1.625cm">
          <draw:text-box>
            <text:p text:style-name="P1"><text:span text:style-name="T2">Requestor’s Information </text:span></text:p>
          </draw:text-box>
        </draw:frame>
        <draw:frame draw:style-name="gr3" draw:text-style-name="P4" draw:layer="layout" svg:width="12.177cm" svg:height="0.39cm" svg:x="6.902cm" svg:y="1.704cm">
          <draw:text-box>
            <text:p text:style-name="P1"><text:span text:style-name="T3">(list address where you would like the form mailed if requesting by U.S. Mail)</text:span></text:p>
          </draw:text-box>
        </draw:frame>
        <draw:line draw:style-name="gr4" draw:text-style-name="P5" draw:layer="layout" svg:x1="2.908cm" svg:y1="2.845cm" svg:x2="3.046cm" svg:y2="2.845cm">
          <text:p/>
        </draw:line>
        <draw:frame draw:style-name="gr5" draw:text-style-name="P4" draw:layer="layout" svg:width="2.634cm" svg:height="0.39cm" svg:x="1.782cm" svg:y="2.494cm">
          <draw:text-box>
            <text:p text:style-name="P1"><text:span text:style-name="T3">Name: <text:s text:c="17"/></text:span></text:p>
          </draw:text-box>
        </draw:frame>
        <draw:frame draw:style-name="gr6" draw:text-style-name="P4" draw:layer="layout" svg:width="0.387cm" svg:height="0.39cm" svg:x="3.048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3.048cm" svg:y1="2.845cm" svg:x2="4.319cm" svg:y2="2.845cm">
          <text:p/>
        </draw:line>
        <draw:frame draw:style-name="gr7" draw:text-style-name="P4" draw:layer="layout" svg:width="1.323cm" svg:height="0.39cm" svg:x="4.23cm" svg:y="2.49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4.318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4.318cm" svg:y1="2.845cm" svg:x2="5.587cm" svg:y2="2.845cm">
          <text:p/>
        </draw:line>
        <draw:frame draw:style-name="gr7" draw:text-style-name="P4" draw:layer="layout" svg:width="1.323cm" svg:height="0.39cm" svg:x="5.5cm" svg:y="2.49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5.588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5.588cm" svg:y1="2.845cm" svg:x2="6.858cm" svg:y2="2.845cm">
          <text:p/>
        </draw:line>
        <draw:frame draw:style-name="gr7" draw:text-style-name="P4" draw:layer="layout" svg:width="1.323cm" svg:height="0.39cm" svg:x="6.77cm" svg:y="2.49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6.858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6.858cm" svg:y1="2.845cm" svg:x2="8.128cm" svg:y2="2.845cm">
          <text:p/>
        </draw:line>
        <draw:frame draw:style-name="gr7" draw:text-style-name="P4" draw:layer="layout" svg:width="1.323cm" svg:height="0.39cm" svg:x="8.04cm" svg:y="2.49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8.128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8.128cm" svg:y1="2.845cm" svg:x2="9.399cm" svg:y2="2.845cm">
          <text:p/>
        </draw:line>
        <draw:frame draw:style-name="gr7" draw:text-style-name="P4" draw:layer="layout" svg:width="1.323cm" svg:height="0.39cm" svg:x="9.31cm" svg:y="2.49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9.398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9.398cm" svg:y1="2.845cm" svg:x2="10.667cm" svg:y2="2.845cm">
          <text:p/>
        </draw:line>
        <draw:frame draw:style-name="gr7" draw:text-style-name="P4" draw:layer="layout" svg:width="1.323cm" svg:height="0.39cm" svg:x="10.58cm" svg:y="2.49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0.668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0.668cm" svg:y1="2.845cm" svg:x2="11.938cm" svg:y2="2.845cm">
          <text:p/>
        </draw:line>
        <draw:frame draw:style-name="gr7" draw:text-style-name="P4" draw:layer="layout" svg:width="1.323cm" svg:height="0.39cm" svg:x="11.85cm" svg:y="2.49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1.938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1.938cm" svg:y1="2.845cm" svg:x2="13.208cm" svg:y2="2.845cm">
          <text:p/>
        </draw:line>
        <draw:frame draw:style-name="gr6" draw:text-style-name="P4" draw:layer="layout" svg:width="0.387cm" svg:height="0.39cm" svg:x="13.12cm" svg:y="2.494cm">
          <draw:text-box>
            <text:p text:style-name="P1"><text:span text:style-name="T3"><text:s/></text:span></text:p>
          </draw:text-box>
        </draw:frame>
        <draw:frame draw:style-name="gr8" draw:text-style-name="P4" draw:layer="layout" svg:width="1.209cm" svg:height="0.39cm" svg:x="14.482cm" svg:y="2.494cm">
          <draw:text-box>
            <text:p text:style-name="P1"><text:span text:style-name="T3">Date: <text:s text:c="3"/></text:span></text:p>
          </draw:text-box>
        </draw:frame>
        <draw:frame draw:style-name="gr6" draw:text-style-name="P4" draw:layer="layout" svg:width="0.387cm" svg:height="0.39cm" svg:x="15.416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5.416cm" svg:y1="2.845cm" svg:x2="15.747cm" svg:y2="2.845cm">
          <text:p/>
        </draw:line>
        <draw:frame draw:style-name="gr7" draw:text-style-name="P4" draw:layer="layout" svg:width="1.323cm" svg:height="0.39cm" svg:x="15.66cm" svg:y="2.49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5.748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5.748cm" svg:y1="2.845cm" svg:x2="17.019cm" svg:y2="2.845cm">
          <text:p/>
        </draw:line>
        <draw:frame draw:style-name="gr7" draw:text-style-name="P4" draw:layer="layout" svg:width="1.323cm" svg:height="0.39cm" svg:x="16.93cm" svg:y="2.49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7.018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7.018cm" svg:y1="2.845cm" svg:x2="18.288cm" svg:y2="2.845cm">
          <text:p/>
        </draw:line>
        <draw:frame draw:style-name="gr7" draw:text-style-name="P4" draw:layer="layout" svg:width="1.323cm" svg:height="0.39cm" svg:x="18.2cm" svg:y="2.49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8.288cm" svg:y="2.49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8.288cm" svg:y1="2.845cm" svg:x2="19.558cm" svg:y2="2.845cm">
          <text:p/>
        </draw:line>
        <draw:frame draw:style-name="gr6" draw:text-style-name="P4" draw:layer="layout" svg:width="0.387cm" svg:height="0.39cm" svg:x="19.47cm" svg:y="2.494cm">
          <draw:text-box>
            <text:p text:style-name="P1"><text:span text:style-name="T3"><text:s/></text:span></text:p>
          </draw:text-box>
        </draw:frame>
        <draw:frame draw:style-name="gr9" draw:text-style-name="P4" draw:layer="layout" svg:width="2.52cm" svg:height="0.39cm" svg:x="1.782cm" svg:y="2.969cm">
          <draw:text-box>
            <text:p text:style-name="P1"><text:span text:style-name="T3">Address: <text:s text:c="12"/></text:span></text:p>
          </draw:text-box>
        </draw:frame>
        <draw:frame draw:style-name="gr6" draw:text-style-name="P4" draw:layer="layout" svg:width="0.387cm" svg:height="0.39cm" svg:x="3.145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3.145cm" svg:y1="3.319cm" svg:x2="4.316cm" svg:y2="3.319cm">
          <text:p/>
        </draw:line>
        <draw:frame draw:style-name="gr7" draw:text-style-name="P4" draw:layer="layout" svg:width="1.323cm" svg:height="0.39cm" svg:x="4.23cm" svg:y="2.969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4.318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4.318cm" svg:y1="3.319cm" svg:x2="5.587cm" svg:y2="3.319cm">
          <text:p/>
        </draw:line>
        <draw:frame draw:style-name="gr7" draw:text-style-name="P4" draw:layer="layout" svg:width="1.323cm" svg:height="0.39cm" svg:x="5.5cm" svg:y="2.969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5.588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5.588cm" svg:y1="3.319cm" svg:x2="6.858cm" svg:y2="3.319cm">
          <text:p/>
        </draw:line>
        <draw:frame draw:style-name="gr7" draw:text-style-name="P4" draw:layer="layout" svg:width="1.323cm" svg:height="0.39cm" svg:x="6.77cm" svg:y="2.969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6.858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6.858cm" svg:y1="3.319cm" svg:x2="8.128cm" svg:y2="3.319cm">
          <text:p/>
        </draw:line>
        <draw:frame draw:style-name="gr7" draw:text-style-name="P4" draw:layer="layout" svg:width="1.323cm" svg:height="0.39cm" svg:x="8.04cm" svg:y="2.969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8.128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8.128cm" svg:y1="3.319cm" svg:x2="9.399cm" svg:y2="3.319cm">
          <text:p/>
        </draw:line>
        <draw:frame draw:style-name="gr7" draw:text-style-name="P4" draw:layer="layout" svg:width="1.323cm" svg:height="0.39cm" svg:x="9.31cm" svg:y="2.969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9.398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9.398cm" svg:y1="3.319cm" svg:x2="10.667cm" svg:y2="3.319cm">
          <text:p/>
        </draw:line>
        <draw:frame draw:style-name="gr7" draw:text-style-name="P4" draw:layer="layout" svg:width="1.323cm" svg:height="0.39cm" svg:x="10.58cm" svg:y="2.969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0.668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0.668cm" svg:y1="3.319cm" svg:x2="11.938cm" svg:y2="3.319cm">
          <text:p/>
        </draw:line>
        <draw:frame draw:style-name="gr7" draw:text-style-name="P4" draw:layer="layout" svg:width="1.323cm" svg:height="0.39cm" svg:x="11.85cm" svg:y="2.969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1.938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1.938cm" svg:y1="3.319cm" svg:x2="13.208cm" svg:y2="3.319cm">
          <text:p/>
        </draw:line>
        <draw:frame draw:style-name="gr6" draw:text-style-name="P4" draw:layer="layout" svg:width="0.387cm" svg:height="0.39cm" svg:x="13.12cm" svg:y="2.969cm">
          <draw:text-box>
            <text:p text:style-name="P1"><text:span text:style-name="T3"><text:s/></text:span></text:p>
          </draw:text-box>
        </draw:frame>
        <draw:frame draw:style-name="gr10" draw:text-style-name="P4" draw:layer="layout" svg:width="2.525cm" svg:height="0.39cm" svg:x="14.482cm" svg:y="2.969cm">
          <draw:text-box>
            <text:p text:style-name="P1"><text:span text:style-name="T3">Phone: <text:s text:c="15"/></text:span></text:p>
          </draw:text-box>
        </draw:frame>
        <draw:frame draw:style-name="gr6" draw:text-style-name="P4" draw:layer="layout" svg:width="0.387cm" svg:height="0.39cm" svg:x="15.748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5.748cm" svg:y1="3.319cm" svg:x2="17.019cm" svg:y2="3.319cm">
          <text:p/>
        </draw:line>
        <draw:frame draw:style-name="gr7" draw:text-style-name="P4" draw:layer="layout" svg:width="1.323cm" svg:height="0.39cm" svg:x="16.93cm" svg:y="2.969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7.018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7.018cm" svg:y1="3.319cm" svg:x2="18.288cm" svg:y2="3.319cm">
          <text:p/>
        </draw:line>
        <draw:frame draw:style-name="gr7" draw:text-style-name="P4" draw:layer="layout" svg:width="1.323cm" svg:height="0.39cm" svg:x="18.2cm" svg:y="2.969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8.288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8.288cm" svg:y1="3.319cm" svg:x2="19.558cm" svg:y2="3.319cm">
          <text:p/>
        </draw:line>
        <draw:frame draw:style-name="gr6" draw:text-style-name="P4" draw:layer="layout" svg:width="0.387cm" svg:height="0.39cm" svg:x="19.47cm" svg:y="2.969cm">
          <draw:text-box>
            <text:p text:style-name="P1"><text:span text:style-name="T3"><text:s/></text:span></text:p>
          </draw:text-box>
        </draw:frame>
        <draw:line draw:style-name="gr4" draw:text-style-name="P5" draw:layer="layout" svg:x1="4.231cm" svg:y1="3.794cm" svg:x2="4.316cm" svg:y2="3.794cm">
          <text:p/>
        </draw:line>
        <draw:frame draw:style-name="gr11" draw:text-style-name="P4" draw:layer="layout" svg:width="3.962cm" svg:height="0.39cm" svg:x="1.782cm" svg:y="3.443cm">
          <draw:text-box>
            <text:p text:style-name="P1"><text:span text:style-name="T3">City, State, Zip: <text:s text:c="17"/></text:span></text:p>
          </draw:text-box>
        </draw:frame>
        <draw:frame draw:style-name="gr6" draw:text-style-name="P4" draw:layer="layout" svg:width="0.387cm" svg:height="0.39cm" svg:x="4.318cm" svg:y="3.443cm">
          <draw:text-box>
            <text:p text:style-name="P1"><text:span text:style-name="T3"><text:s/></text:span></text:p>
          </draw:text-box>
        </draw:frame>
        <draw:line draw:style-name="gr4" draw:text-style-name="P5" draw:layer="layout" svg:x1="4.318cm" svg:y1="3.794cm" svg:x2="5.587cm" svg:y2="3.794cm">
          <text:p/>
        </draw:line>
        <draw:frame draw:style-name="gr7" draw:text-style-name="P4" draw:layer="layout" svg:width="1.323cm" svg:height="0.39cm" svg:x="5.5cm" svg:y="3.443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5.588cm" svg:y="3.443cm">
          <draw:text-box>
            <text:p text:style-name="P1"><text:span text:style-name="T3"><text:s/></text:span></text:p>
          </draw:text-box>
        </draw:frame>
        <draw:line draw:style-name="gr4" draw:text-style-name="P5" draw:layer="layout" svg:x1="5.588cm" svg:y1="3.794cm" svg:x2="6.858cm" svg:y2="3.794cm">
          <text:p/>
        </draw:line>
        <draw:frame draw:style-name="gr7" draw:text-style-name="P4" draw:layer="layout" svg:width="1.323cm" svg:height="0.39cm" svg:x="6.77cm" svg:y="3.443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6.858cm" svg:y="3.443cm">
          <draw:text-box>
            <text:p text:style-name="P1"><text:span text:style-name="T3"><text:s/></text:span></text:p>
          </draw:text-box>
        </draw:frame>
        <draw:line draw:style-name="gr4" draw:text-style-name="P5" draw:layer="layout" svg:x1="6.858cm" svg:y1="3.794cm" svg:x2="8.128cm" svg:y2="3.794cm">
          <text:p/>
        </draw:line>
        <draw:frame draw:style-name="gr7" draw:text-style-name="P4" draw:layer="layout" svg:width="1.323cm" svg:height="0.39cm" svg:x="8.04cm" svg:y="3.443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8.128cm" svg:y="3.443cm">
          <draw:text-box>
            <text:p text:style-name="P1"><text:span text:style-name="T3"><text:s/></text:span></text:p>
          </draw:text-box>
        </draw:frame>
        <draw:line draw:style-name="gr4" draw:text-style-name="P5" draw:layer="layout" svg:x1="8.128cm" svg:y1="3.794cm" svg:x2="9.399cm" svg:y2="3.794cm">
          <text:p/>
        </draw:line>
        <draw:frame draw:style-name="gr7" draw:text-style-name="P4" draw:layer="layout" svg:width="1.323cm" svg:height="0.39cm" svg:x="9.31cm" svg:y="3.443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9.398cm" svg:y="3.443cm">
          <draw:text-box>
            <text:p text:style-name="P1"><text:span text:style-name="T3"><text:s/></text:span></text:p>
          </draw:text-box>
        </draw:frame>
        <draw:line draw:style-name="gr4" draw:text-style-name="P5" draw:layer="layout" svg:x1="9.398cm" svg:y1="3.794cm" svg:x2="10.667cm" svg:y2="3.794cm">
          <text:p/>
        </draw:line>
        <draw:frame draw:style-name="gr7" draw:text-style-name="P4" draw:layer="layout" svg:width="1.323cm" svg:height="0.39cm" svg:x="10.58cm" svg:y="3.443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0.668cm" svg:y="3.443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0.668cm" svg:y1="3.794cm" svg:x2="11.938cm" svg:y2="3.794cm">
          <text:p/>
        </draw:line>
        <draw:frame draw:style-name="gr7" draw:text-style-name="P4" draw:layer="layout" svg:width="1.323cm" svg:height="0.39cm" svg:x="11.85cm" svg:y="3.443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1.938cm" svg:y="3.443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1.938cm" svg:y1="3.794cm" svg:x2="13.208cm" svg:y2="3.794cm">
          <text:p/>
        </draw:line>
        <draw:frame draw:style-name="gr6" draw:text-style-name="P4" draw:layer="layout" svg:width="0.387cm" svg:height="0.39cm" svg:x="13.12cm" svg:y="3.443cm">
          <draw:text-box>
            <text:p text:style-name="P1"><text:span text:style-name="T3"><text:s/></text:span></text:p>
          </draw:text-box>
        </draw:frame>
        <draw:frame draw:style-name="gr12" draw:text-style-name="P4" draw:layer="layout" svg:width="1.237cm" svg:height="0.39cm" svg:x="14.482cm" svg:y="3.443cm">
          <draw:text-box>
            <text:p text:style-name="P1"><text:span text:style-name="T3">Email: <text:s text:c="2"/></text:span></text:p>
          </draw:text-box>
        </draw:frame>
        <draw:line draw:style-name="gr4" draw:text-style-name="P5" draw:layer="layout" svg:x1="15.532cm" svg:y1="3.794cm" svg:x2="15.747cm" svg:y2="3.794cm">
          <text:p/>
        </draw:line>
        <draw:frame draw:style-name="gr13" draw:text-style-name="P4" draw:layer="layout" svg:width="1.411cm" svg:height="0.39cm" svg:x="15.533cm" svg:y="3.443cm">
          <draw:text-box>
            <text:p text:style-name="P1"><text:span text:style-name="T3"><text:s text:c="16"/></text:span></text:p>
          </draw:text-box>
        </draw:frame>
        <draw:frame draw:style-name="gr6" draw:text-style-name="P4" draw:layer="layout" svg:width="0.387cm" svg:height="0.39cm" svg:x="15.748cm" svg:y="3.443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5.748cm" svg:y1="3.794cm" svg:x2="17.019cm" svg:y2="3.794cm">
          <text:p/>
        </draw:line>
        <draw:frame draw:style-name="gr7" draw:text-style-name="P4" draw:layer="layout" svg:width="1.323cm" svg:height="0.39cm" svg:x="16.93cm" svg:y="3.443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7.018cm" svg:y="3.443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7.018cm" svg:y1="3.794cm" svg:x2="18.288cm" svg:y2="3.794cm">
          <text:p/>
        </draw:line>
        <draw:frame draw:style-name="gr7" draw:text-style-name="P4" draw:layer="layout" svg:width="1.323cm" svg:height="0.39cm" svg:x="18.2cm" svg:y="3.443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8.288cm" svg:y="3.443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8.288cm" svg:y1="3.794cm" svg:x2="19.558cm" svg:y2="3.794cm">
          <text:p/>
        </draw:line>
        <draw:frame draw:style-name="gr6" draw:text-style-name="P4" draw:layer="layout" svg:width="0.387cm" svg:height="0.39cm" svg:x="19.47cm" svg:y="3.443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3.534cm" svg:height="0.497cm" svg:x="1.782cm" svg:y="4.364cm">
          <draw:text-box>
            <text:p text:style-name="P1"><text:span text:style-name="T2">Case Information</text:span></text:p>
          </draw:text-box>
        </draw:frame>
        <draw:frame draw:style-name="gr15" draw:text-style-name="P6" draw:layer="layout" svg:width="1.763cm" svg:height="0.425cm" svg:x="1.782cm" svg:y="5.241cm">
          <draw:text-box>
            <text:p text:style-name="P1"><text:span text:style-name="T4">Case Type</text:span></text:p>
          </draw:text-box>
        </draw:frame>
        <draw:frame draw:style-name="gr16" draw:text-style-name="P4" draw:layer="layout" svg:width="0.391cm" svg:height="0.39cm" svg:x="2.417cm" svg:y="5.881cm">
          <draw:text-box>
            <text:p text:style-name="P1"><text:span text:style-name="T5">☐</text:span></text:p>
          </draw:text-box>
        </draw:frame>
        <draw:frame draw:style-name="gr17" draw:text-style-name="P4" draw:layer="layout" svg:width="0.742cm" svg:height="0.39cm" svg:x="2.805cm" svg:y="5.923cm">
          <draw:text-box>
            <text:p text:style-name="P1"><text:span text:style-name="T3"><text:s/>Civil</text:span></text:p>
          </draw:text-box>
        </draw:frame>
        <draw:frame draw:style-name="gr16" draw:text-style-name="P4" draw:layer="layout" svg:width="0.391cm" svg:height="0.39cm" svg:x="8.132cm" svg:y="5.881cm">
          <draw:text-box>
            <text:p text:style-name="P1"><text:span text:style-name="T5">☐</text:span></text:p>
          </draw:text-box>
        </draw:frame>
        <draw:frame draw:style-name="gr18" draw:text-style-name="P4" draw:layer="layout" svg:width="1.122cm" svg:height="0.39cm" svg:x="8.52cm" svg:y="5.923cm">
          <draw:text-box>
            <text:p text:style-name="P1"><text:span text:style-name="T3"><text:s/>Family</text:span></text:p>
          </draw:text-box>
        </draw:frame>
        <draw:frame draw:style-name="gr16" draw:text-style-name="P4" draw:layer="layout" svg:width="0.391cm" svg:height="0.39cm" svg:x="2.417cm" svg:y="6.355cm">
          <draw:text-box>
            <text:p text:style-name="P1"><text:span text:style-name="T5">☐</text:span></text:p>
          </draw:text-box>
        </draw:frame>
        <draw:frame draw:style-name="gr19" draw:text-style-name="P4" draw:layer="layout" svg:width="1.404cm" svg:height="0.39cm" svg:x="2.805cm" svg:y="6.398cm">
          <draw:text-box>
            <text:p text:style-name="P1"><text:span text:style-name="T3"><text:s/>Criminal</text:span></text:p>
          </draw:text-box>
        </draw:frame>
        <draw:frame draw:style-name="gr16" draw:text-style-name="P4" draw:layer="layout" svg:width="0.391cm" svg:height="0.39cm" svg:x="8.132cm" svg:y="6.355cm">
          <draw:text-box>
            <text:p text:style-name="P1"><text:span text:style-name="T5">☐</text:span></text:p>
          </draw:text-box>
        </draw:frame>
        <draw:frame draw:style-name="gr20" draw:text-style-name="P4" draw:layer="layout" svg:width="1.954cm" svg:height="0.39cm" svg:x="8.52cm" svg:y="6.398cm">
          <draw:text-box>
            <text:p text:style-name="P1"><text:span text:style-name="T3"><text:s/>Conciliation</text:span></text:p>
          </draw:text-box>
        </draw:frame>
        <draw:frame draw:style-name="gr16" draw:text-style-name="P4" draw:layer="layout" svg:width="0.391cm" svg:height="0.39cm" svg:x="2.417cm" svg:y="6.83cm">
          <draw:text-box>
            <text:p text:style-name="P1"><text:span text:style-name="T5">☐</text:span></text:p>
          </draw:text-box>
        </draw:frame>
        <draw:frame draw:style-name="gr21" draw:text-style-name="P4" draw:layer="layout" svg:width="1.366cm" svg:height="0.39cm" svg:x="2.805cm" svg:y="6.872cm">
          <draw:text-box>
            <text:p text:style-name="P1"><text:span text:style-name="T3"><text:s/>Juvenile</text:span></text:p>
          </draw:text-box>
        </draw:frame>
        <draw:frame draw:style-name="gr16" draw:text-style-name="P4" draw:layer="layout" svg:width="0.391cm" svg:height="0.39cm" svg:x="8.132cm" svg:y="6.83cm">
          <draw:text-box>
            <text:p text:style-name="P1"><text:span text:style-name="T5">☐</text:span></text:p>
          </draw:text-box>
        </draw:frame>
        <draw:frame draw:style-name="gr22" draw:text-style-name="P4" draw:layer="layout" svg:width="8.766cm" svg:height="0.39cm" svg:x="8.52cm" svg:y="6.872cm">
          <draw:text-box>
            <text:p text:style-name="P1"><text:span text:style-name="T3"><text:s/>Probate/Guardianship/Conservatorship/Mental Health</text:span></text:p>
          </draw:text-box>
        </draw:frame>
        <draw:frame draw:style-name="gr23" draw:text-style-name="P6" draw:layer="layout" svg:width="3.725cm" svg:height="0.425cm" svg:x="1.782cm" svg:y="7.565cm">
          <draw:text-box>
            <text:p text:style-name="P1"><text:span text:style-name="T4">Court File Number: </text:span><text:span text:style-name="T6"><text:s text:c="3"/></text:span></text:p>
          </draw:text-box>
        </draw:frame>
        <draw:frame draw:style-name="gr24" draw:text-style-name="P6" draw:layer="layout" svg:width="0.422cm" svg:height="0.425cm" svg:x="5.214cm" svg:y="7.565cm">
          <draw:text-box>
            <text:p text:style-name="P1"><text:span text:style-name="T6"><text:s/></text:span></text:p>
          </draw:text-box>
        </draw:frame>
        <draw:line draw:style-name="gr25" draw:text-style-name="P5" draw:layer="layout" svg:x1="5.214cm" svg:y1="7.946cm" svg:x2="5.587cm" svg:y2="7.946cm">
          <text:p/>
        </draw:line>
        <draw:frame draw:style-name="gr26" draw:text-style-name="P6" draw:layer="layout" svg:width="1.342cm" svg:height="0.425cm" svg:x="5.492cm" svg:y="7.565cm">
          <draw:text-box>
            <text:p text:style-name="P1"><text:span text:style-name="T6"><text:s text:c="14"/></text:span></text:p>
          </draw:text-box>
        </draw:frame>
        <draw:frame draw:style-name="gr24" draw:text-style-name="P6" draw:layer="layout" svg:width="0.422cm" svg:height="0.425cm" svg:x="5.588cm" svg:y="7.565cm">
          <draw:text-box>
            <text:p text:style-name="P1"><text:span text:style-name="T6"><text:s/></text:span></text:p>
          </draw:text-box>
        </draw:frame>
        <draw:line draw:style-name="gr25" draw:text-style-name="P5" draw:layer="layout" svg:x1="5.588cm" svg:y1="7.946cm" svg:x2="6.858cm" svg:y2="7.946cm">
          <text:p/>
        </draw:line>
        <draw:frame draw:style-name="gr26" draw:text-style-name="P6" draw:layer="layout" svg:width="1.342cm" svg:height="0.425cm" svg:x="6.762cm" svg:y="7.565cm">
          <draw:text-box>
            <text:p text:style-name="P1"><text:span text:style-name="T6"><text:s text:c="14"/></text:span></text:p>
          </draw:text-box>
        </draw:frame>
        <draw:frame draw:style-name="gr24" draw:text-style-name="P6" draw:layer="layout" svg:width="0.422cm" svg:height="0.425cm" svg:x="6.858cm" svg:y="7.565cm">
          <draw:text-box>
            <text:p text:style-name="P1"><text:span text:style-name="T6"><text:s/></text:span></text:p>
          </draw:text-box>
        </draw:frame>
        <draw:line draw:style-name="gr25" draw:text-style-name="P5" draw:layer="layout" svg:x1="6.858cm" svg:y1="7.946cm" svg:x2="8.128cm" svg:y2="7.946cm">
          <text:p/>
        </draw:line>
        <draw:frame draw:style-name="gr26" draw:text-style-name="P6" draw:layer="layout" svg:width="1.342cm" svg:height="0.425cm" svg:x="8.032cm" svg:y="7.565cm">
          <draw:text-box>
            <text:p text:style-name="P1"><text:span text:style-name="T6"><text:s text:c="14"/></text:span></text:p>
          </draw:text-box>
        </draw:frame>
        <draw:frame draw:style-name="gr24" draw:text-style-name="P6" draw:layer="layout" svg:width="0.422cm" svg:height="0.425cm" svg:x="8.128cm" svg:y="7.565cm">
          <draw:text-box>
            <text:p text:style-name="P1"><text:span text:style-name="T6"><text:s/></text:span></text:p>
          </draw:text-box>
        </draw:frame>
        <draw:line draw:style-name="gr25" draw:text-style-name="P5" draw:layer="layout" svg:x1="8.128cm" svg:y1="7.946cm" svg:x2="9.399cm" svg:y2="7.946cm">
          <text:p/>
        </draw:line>
        <draw:frame draw:style-name="gr26" draw:text-style-name="P6" draw:layer="layout" svg:width="1.342cm" svg:height="0.425cm" svg:x="9.302cm" svg:y="7.565cm">
          <draw:text-box>
            <text:p text:style-name="P1"><text:span text:style-name="T6"><text:s text:c="14"/></text:span></text:p>
          </draw:text-box>
        </draw:frame>
        <draw:frame draw:style-name="gr24" draw:text-style-name="P6" draw:layer="layout" svg:width="0.422cm" svg:height="0.425cm" svg:x="9.398cm" svg:y="7.565cm">
          <draw:text-box>
            <text:p text:style-name="P1"><text:span text:style-name="T6"><text:s/></text:span></text:p>
          </draw:text-box>
        </draw:frame>
        <draw:line draw:style-name="gr25" draw:text-style-name="P5" draw:layer="layout" svg:x1="9.398cm" svg:y1="7.946cm" svg:x2="10.667cm" svg:y2="7.946cm">
          <text:p/>
        </draw:line>
        <draw:frame draw:style-name="gr26" draw:text-style-name="P6" draw:layer="layout" svg:width="1.342cm" svg:height="0.425cm" svg:x="10.572cm" svg:y="7.565cm">
          <draw:text-box>
            <text:p text:style-name="P1"><text:span text:style-name="T6"><text:s text:c="14"/></text:span></text:p>
          </draw:text-box>
        </draw:frame>
        <draw:frame draw:style-name="gr24" draw:text-style-name="P6" draw:layer="layout" svg:width="0.422cm" svg:height="0.425cm" svg:x="10.668cm" svg:y="7.565cm">
          <draw:text-box>
            <text:p text:style-name="P1"><text:span text:style-name="T6"><text:s/></text:span></text:p>
          </draw:text-box>
        </draw:frame>
        <draw:line draw:style-name="gr25" draw:text-style-name="P5" draw:layer="layout" svg:x1="10.668cm" svg:y1="7.946cm" svg:x2="11.938cm" svg:y2="7.946cm">
          <text:p/>
        </draw:line>
        <draw:frame draw:style-name="gr24" draw:text-style-name="P6" draw:layer="layout" svg:width="0.422cm" svg:height="0.425cm" svg:x="11.842cm" svg:y="7.565cm">
          <draw:text-box>
            <text:p text:style-name="P1"><text:span text:style-name="T6"><text:s/></text:span></text:p>
          </draw:text-box>
        </draw:frame>
        <draw:frame draw:style-name="gr27" draw:text-style-name="P4" draw:layer="layout" svg:width="17.129cm" svg:height="0.39cm" svg:x="1.782cm" svg:y="8.248cm">
          <draw:text-box>
            <text:p text:style-name="P1"><text:span text:style-name="T3">You may be able to find case information and court documents on Minnesota Court Records Online (MCRO) </text:span></text:p>
          </draw:text-box>
        </draw:frame>
        <draw:frame draw:style-name="gr28" draw:text-style-name="P4" draw:layer="layout" svg:width="6.047cm" svg:height="0.39cm" svg:x="1.782cm" svg:y="8.722cm">
          <draw:text-box>
            <text:p text:style-name="P1"><text:span text:style-name="T3">(mncourts.gov/Access-Case-Records). </text:span></text:p>
          </draw:text-box>
        </draw:frame>
        <draw:frame draw:style-name="gr29" draw:text-style-name="P4" draw:layer="layout" svg:width="17.805cm" svg:height="0.39cm" svg:x="1.782cm" svg:y="9.671cm">
          <draw:text-box>
            <text:p text:style-name="P1"><text:span text:style-name="T3">If you do not know the court file number, enter as much information as you can, including the county where the </text:span></text:p>
          </draw:text-box>
        </draw:frame>
        <draw:frame draw:style-name="gr30" draw:text-style-name="P4" draw:layer="layout" svg:width="2.39cm" svg:height="0.39cm" svg:x="1.782cm" svg:y="10.146cm">
          <draw:text-box>
            <text:p text:style-name="P1"><text:span text:style-name="T3">case is located.</text:span></text:p>
          </draw:text-box>
        </draw:frame>
        <draw:frame draw:style-name="gr31" draw:text-style-name="P6" draw:layer="layout" svg:width="3.237cm" svg:height="0.425cm" svg:x="1.782cm" svg:y="10.839cm">
          <draw:text-box>
            <text:p text:style-name="P1"><text:span text:style-name="T4">Parties in the Case</text:span></text:p>
          </draw:text-box>
        </draw:frame>
        <draw:frame draw:style-name="gr32" draw:text-style-name="P4" draw:layer="layout" svg:width="3.833cm" svg:height="0.39cm" svg:x="1.782cm" svg:y="11.628cm">
          <draw:text-box>
            <text:p text:style-name="P1"><text:span text:style-name="T3">Plaintiff/Petitioner: <text:s text:c="8"/></text:span></text:p>
          </draw:text-box>
        </draw:frame>
        <draw:frame draw:style-name="gr6" draw:text-style-name="P4" draw:layer="layout" svg:width="0.387cm" svg:height="0.39cm" svg:x="4.893cm" svg:y="11.628cm">
          <draw:text-box>
            <text:p text:style-name="P1"><text:span text:style-name="T3"><text:s/></text:span></text:p>
          </draw:text-box>
        </draw:frame>
        <draw:line draw:style-name="gr4" draw:text-style-name="P5" draw:layer="layout" svg:x1="4.893cm" svg:y1="11.978cm" svg:x2="5.587cm" svg:y2="11.978cm">
          <text:p/>
        </draw:line>
        <draw:frame draw:style-name="gr7" draw:text-style-name="P4" draw:layer="layout" svg:width="1.323cm" svg:height="0.39cm" svg:x="5.5cm" svg:y="11.628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5.588cm" svg:y="11.628cm">
          <draw:text-box>
            <text:p text:style-name="P1"><text:span text:style-name="T3"><text:s/></text:span></text:p>
          </draw:text-box>
        </draw:frame>
        <draw:line draw:style-name="gr4" draw:text-style-name="P5" draw:layer="layout" svg:x1="5.588cm" svg:y1="11.978cm" svg:x2="6.858cm" svg:y2="11.978cm">
          <text:p/>
        </draw:line>
        <draw:frame draw:style-name="gr7" draw:text-style-name="P4" draw:layer="layout" svg:width="1.323cm" svg:height="0.39cm" svg:x="6.77cm" svg:y="11.628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6.858cm" svg:y="11.628cm">
          <draw:text-box>
            <text:p text:style-name="P1"><text:span text:style-name="T3"><text:s/></text:span></text:p>
          </draw:text-box>
        </draw:frame>
        <draw:line draw:style-name="gr4" draw:text-style-name="P5" draw:layer="layout" svg:x1="6.858cm" svg:y1="11.978cm" svg:x2="8.128cm" svg:y2="11.978cm">
          <text:p/>
        </draw:line>
        <draw:frame draw:style-name="gr7" draw:text-style-name="P4" draw:layer="layout" svg:width="1.323cm" svg:height="0.39cm" svg:x="8.04cm" svg:y="11.628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8.128cm" svg:y="11.628cm">
          <draw:text-box>
            <text:p text:style-name="P1"><text:span text:style-name="T3"><text:s/></text:span></text:p>
          </draw:text-box>
        </draw:frame>
        <draw:line draw:style-name="gr4" draw:text-style-name="P5" draw:layer="layout" svg:x1="8.128cm" svg:y1="11.978cm" svg:x2="9.399cm" svg:y2="11.978cm">
          <text:p/>
        </draw:line>
        <draw:frame draw:style-name="gr7" draw:text-style-name="P4" draw:layer="layout" svg:width="1.323cm" svg:height="0.39cm" svg:x="9.31cm" svg:y="11.628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9.398cm" svg:y="11.628cm">
          <draw:text-box>
            <text:p text:style-name="P1"><text:span text:style-name="T3"><text:s/></text:span></text:p>
          </draw:text-box>
        </draw:frame>
        <draw:line draw:style-name="gr4" draw:text-style-name="P5" draw:layer="layout" svg:x1="9.398cm" svg:y1="11.978cm" svg:x2="10.667cm" svg:y2="11.978cm">
          <text:p/>
        </draw:line>
        <draw:frame draw:style-name="gr7" draw:text-style-name="P4" draw:layer="layout" svg:width="1.323cm" svg:height="0.39cm" svg:x="10.58cm" svg:y="11.628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0.668cm" svg:y="11.628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0.668cm" svg:y1="11.978cm" svg:x2="11.938cm" svg:y2="11.978cm">
          <text:p/>
        </draw:line>
        <draw:frame draw:style-name="gr7" draw:text-style-name="P4" draw:layer="layout" svg:width="1.323cm" svg:height="0.39cm" svg:x="11.85cm" svg:y="11.628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1.938cm" svg:y="11.628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1.938cm" svg:y1="11.978cm" svg:x2="13.208cm" svg:y2="11.978cm">
          <text:p/>
        </draw:line>
        <draw:frame draw:style-name="gr7" draw:text-style-name="P4" draw:layer="layout" svg:width="1.323cm" svg:height="0.39cm" svg:x="13.12cm" svg:y="11.628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3.208cm" svg:y="11.628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3.208cm" svg:y1="11.978cm" svg:x2="14.478cm" svg:y2="11.978cm">
          <text:p/>
        </draw:line>
        <draw:frame draw:style-name="gr7" draw:text-style-name="P4" draw:layer="layout" svg:width="1.323cm" svg:height="0.39cm" svg:x="14.39cm" svg:y="11.628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4.478cm" svg:y="11.628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4.478cm" svg:y1="11.978cm" svg:x2="15.748cm" svg:y2="11.978cm">
          <text:p/>
        </draw:line>
        <draw:frame draw:style-name="gr7" draw:text-style-name="P4" draw:layer="layout" svg:width="1.323cm" svg:height="0.39cm" svg:x="15.66cm" svg:y="11.628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5.748cm" svg:y="11.628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5.748cm" svg:y1="11.978cm" svg:x2="17.019cm" svg:y2="11.978cm">
          <text:p/>
        </draw:line>
        <draw:frame draw:style-name="gr7" draw:text-style-name="P4" draw:layer="layout" svg:width="1.323cm" svg:height="0.39cm" svg:x="16.93cm" svg:y="11.628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7.018cm" svg:y="11.628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7.018cm" svg:y1="11.978cm" svg:x2="18.288cm" svg:y2="11.978cm">
          <text:p/>
        </draw:line>
        <draw:frame draw:style-name="gr6" draw:text-style-name="P4" draw:layer="layout" svg:width="0.387cm" svg:height="0.39cm" svg:x="18.2cm" svg:y="11.628cm">
          <draw:text-box>
            <text:p text:style-name="P1"><text:span text:style-name="T3"><text:s/></text:span></text:p>
          </draw:text-box>
        </draw:frame>
        <draw:frame draw:style-name="gr33" draw:text-style-name="P4" draw:layer="layout" svg:width="5.072cm" svg:height="0.39cm" svg:x="1.782cm" svg:y="12.374cm">
          <draw:text-box>
            <text:p text:style-name="P1"><text:span text:style-name="T3">Defendant/Respondent: <text:s text:c="13"/></text:span></text:p>
          </draw:text-box>
        </draw:frame>
        <draw:frame draw:style-name="gr6" draw:text-style-name="P4" draw:layer="layout" svg:width="0.387cm" svg:height="0.39cm" svg:x="5.689cm" svg:y="12.37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5.688cm" svg:y1="12.724cm" svg:x2="6.856cm" svg:y2="12.724cm">
          <text:p/>
        </draw:line>
        <draw:frame draw:style-name="gr7" draw:text-style-name="P4" draw:layer="layout" svg:width="1.323cm" svg:height="0.39cm" svg:x="6.77cm" svg:y="12.37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6.858cm" svg:y="12.37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6.858cm" svg:y1="12.724cm" svg:x2="8.128cm" svg:y2="12.724cm">
          <text:p/>
        </draw:line>
        <draw:frame draw:style-name="gr7" draw:text-style-name="P4" draw:layer="layout" svg:width="1.323cm" svg:height="0.39cm" svg:x="8.04cm" svg:y="12.37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8.128cm" svg:y="12.37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8.128cm" svg:y1="12.724cm" svg:x2="9.399cm" svg:y2="12.724cm">
          <text:p/>
        </draw:line>
        <draw:frame draw:style-name="gr7" draw:text-style-name="P4" draw:layer="layout" svg:width="1.323cm" svg:height="0.39cm" svg:x="9.31cm" svg:y="12.37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9.398cm" svg:y="12.37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9.398cm" svg:y1="12.724cm" svg:x2="10.667cm" svg:y2="12.724cm">
          <text:p/>
        </draw:line>
        <draw:frame draw:style-name="gr7" draw:text-style-name="P4" draw:layer="layout" svg:width="1.323cm" svg:height="0.39cm" svg:x="10.58cm" svg:y="12.37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0.668cm" svg:y="12.37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0.668cm" svg:y1="12.724cm" svg:x2="11.938cm" svg:y2="12.724cm">
          <text:p/>
        </draw:line>
        <draw:frame draw:style-name="gr7" draw:text-style-name="P4" draw:layer="layout" svg:width="1.323cm" svg:height="0.39cm" svg:x="11.85cm" svg:y="12.37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1.938cm" svg:y="12.37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1.938cm" svg:y1="12.724cm" svg:x2="13.208cm" svg:y2="12.724cm">
          <text:p/>
        </draw:line>
        <draw:frame draw:style-name="gr7" draw:text-style-name="P4" draw:layer="layout" svg:width="1.323cm" svg:height="0.39cm" svg:x="13.12cm" svg:y="12.37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3.208cm" svg:y="12.37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3.208cm" svg:y1="12.724cm" svg:x2="14.478cm" svg:y2="12.724cm">
          <text:p/>
        </draw:line>
        <draw:frame draw:style-name="gr7" draw:text-style-name="P4" draw:layer="layout" svg:width="1.323cm" svg:height="0.39cm" svg:x="14.39cm" svg:y="12.37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4.478cm" svg:y="12.37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4.478cm" svg:y1="12.724cm" svg:x2="15.748cm" svg:y2="12.724cm">
          <text:p/>
        </draw:line>
        <draw:frame draw:style-name="gr7" draw:text-style-name="P4" draw:layer="layout" svg:width="1.323cm" svg:height="0.39cm" svg:x="15.66cm" svg:y="12.37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5.748cm" svg:y="12.37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5.748cm" svg:y1="12.724cm" svg:x2="17.019cm" svg:y2="12.724cm">
          <text:p/>
        </draw:line>
        <draw:frame draw:style-name="gr7" draw:text-style-name="P4" draw:layer="layout" svg:width="1.323cm" svg:height="0.39cm" svg:x="16.93cm" svg:y="12.374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7.018cm" svg:y="12.374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7.018cm" svg:y1="12.724cm" svg:x2="18.288cm" svg:y2="12.724cm">
          <text:p/>
        </draw:line>
        <draw:frame draw:style-name="gr6" draw:text-style-name="P4" draw:layer="layout" svg:width="0.387cm" svg:height="0.39cm" svg:x="18.2cm" svg:y="12.374cm">
          <draw:text-box>
            <text:p text:style-name="P1"><text:span text:style-name="T3"><text:s/></text:span></text:p>
          </draw:text-box>
        </draw:frame>
        <draw:frame draw:style-name="gr34" draw:text-style-name="P4" draw:layer="layout" svg:width="10.183cm" svg:height="0.39cm" svg:x="1.782cm" svg:y="13.12cm">
          <draw:text-box>
            <text:p text:style-name="P1"><text:span text:style-name="T3">For criminal records, include the Defendant’s date of birth: <text:s text:c="9"/></text:span></text:p>
          </draw:text-box>
        </draw:frame>
        <draw:frame draw:style-name="gr6" draw:text-style-name="P4" draw:layer="layout" svg:width="0.387cm" svg:height="0.39cm" svg:x="11.132cm" svg:y="13.1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1.131cm" svg:y1="13.47cm" svg:x2="11.936cm" svg:y2="13.47cm">
          <text:p/>
        </draw:line>
        <draw:frame draw:style-name="gr7" draw:text-style-name="P4" draw:layer="layout" svg:width="1.323cm" svg:height="0.39cm" svg:x="11.85cm" svg:y="13.12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1.938cm" svg:y="13.1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1.938cm" svg:y1="13.47cm" svg:x2="13.208cm" svg:y2="13.47cm">
          <text:p/>
        </draw:line>
        <draw:frame draw:style-name="gr7" draw:text-style-name="P4" draw:layer="layout" svg:width="1.323cm" svg:height="0.39cm" svg:x="13.12cm" svg:y="13.12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3.208cm" svg:y="13.1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3.208cm" svg:y1="13.47cm" svg:x2="14.478cm" svg:y2="13.47cm">
          <text:p/>
        </draw:line>
        <draw:frame draw:style-name="gr7" draw:text-style-name="P4" draw:layer="layout" svg:width="1.323cm" svg:height="0.39cm" svg:x="14.39cm" svg:y="13.12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4.478cm" svg:y="13.1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4.478cm" svg:y1="13.47cm" svg:x2="15.748cm" svg:y2="13.47cm">
          <text:p/>
        </draw:line>
        <draw:frame draw:style-name="gr6" draw:text-style-name="P4" draw:layer="layout" svg:width="0.387cm" svg:height="0.39cm" svg:x="15.66cm" svg:y="13.12cm">
          <draw:text-box>
            <text:p text:style-name="P1"><text:span text:style-name="T3"><text:s/></text:span></text:p>
          </draw:text-box>
        </draw:frame>
        <draw:frame draw:style-name="gr35" draw:text-style-name="P4" draw:layer="layout" svg:width="5.094cm" svg:height="0.39cm" svg:x="1.782cm" svg:y="13.866cm">
          <draw:text-box>
            <text:p text:style-name="P1"><text:span text:style-name="T3">Other parties, if applicable: <text:s text:c="8"/></text:span></text:p>
          </draw:text-box>
        </draw:frame>
        <draw:frame draw:style-name="gr6" draw:text-style-name="P4" draw:layer="layout" svg:width="0.387cm" svg:height="0.39cm" svg:x="6.149cm" svg:y="13.86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6.148cm" svg:y1="14.216cm" svg:x2="6.857cm" svg:y2="14.216cm">
          <text:p/>
        </draw:line>
        <draw:frame draw:style-name="gr7" draw:text-style-name="P4" draw:layer="layout" svg:width="1.323cm" svg:height="0.39cm" svg:x="6.77cm" svg:y="13.86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6.858cm" svg:y="13.86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6.858cm" svg:y1="14.216cm" svg:x2="8.128cm" svg:y2="14.216cm">
          <text:p/>
        </draw:line>
        <draw:frame draw:style-name="gr7" draw:text-style-name="P4" draw:layer="layout" svg:width="1.323cm" svg:height="0.39cm" svg:x="8.04cm" svg:y="13.86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8.128cm" svg:y="13.86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8.128cm" svg:y1="14.216cm" svg:x2="9.399cm" svg:y2="14.216cm">
          <text:p/>
        </draw:line>
        <draw:frame draw:style-name="gr7" draw:text-style-name="P4" draw:layer="layout" svg:width="1.323cm" svg:height="0.39cm" svg:x="9.31cm" svg:y="13.86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9.398cm" svg:y="13.86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9.398cm" svg:y1="14.216cm" svg:x2="10.667cm" svg:y2="14.216cm">
          <text:p/>
        </draw:line>
        <draw:frame draw:style-name="gr7" draw:text-style-name="P4" draw:layer="layout" svg:width="1.323cm" svg:height="0.39cm" svg:x="10.58cm" svg:y="13.86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0.668cm" svg:y="13.86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0.668cm" svg:y1="14.216cm" svg:x2="11.938cm" svg:y2="14.216cm">
          <text:p/>
        </draw:line>
        <draw:frame draw:style-name="gr7" draw:text-style-name="P4" draw:layer="layout" svg:width="1.323cm" svg:height="0.39cm" svg:x="11.85cm" svg:y="13.86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1.938cm" svg:y="13.86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1.938cm" svg:y1="14.216cm" svg:x2="13.208cm" svg:y2="14.216cm">
          <text:p/>
        </draw:line>
        <draw:frame draw:style-name="gr7" draw:text-style-name="P4" draw:layer="layout" svg:width="1.323cm" svg:height="0.39cm" svg:x="13.12cm" svg:y="13.86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3.208cm" svg:y="13.86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3.208cm" svg:y1="14.216cm" svg:x2="14.478cm" svg:y2="14.216cm">
          <text:p/>
        </draw:line>
        <draw:frame draw:style-name="gr7" draw:text-style-name="P4" draw:layer="layout" svg:width="1.323cm" svg:height="0.39cm" svg:x="14.39cm" svg:y="13.86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4.478cm" svg:y="13.86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4.478cm" svg:y1="14.216cm" svg:x2="15.748cm" svg:y2="14.216cm">
          <text:p/>
        </draw:line>
        <draw:frame draw:style-name="gr7" draw:text-style-name="P4" draw:layer="layout" svg:width="1.323cm" svg:height="0.39cm" svg:x="15.66cm" svg:y="13.86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5.748cm" svg:y="13.86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5.748cm" svg:y1="14.216cm" svg:x2="17.019cm" svg:y2="14.216cm">
          <text:p/>
        </draw:line>
        <draw:frame draw:style-name="gr7" draw:text-style-name="P4" draw:layer="layout" svg:width="1.323cm" svg:height="0.39cm" svg:x="16.93cm" svg:y="13.86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7.018cm" svg:y="13.86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7.018cm" svg:y1="14.216cm" svg:x2="18.288cm" svg:y2="14.216cm">
          <text:p/>
        </draw:line>
        <draw:frame draw:style-name="gr6" draw:text-style-name="P4" draw:layer="layout" svg:width="0.387cm" svg:height="0.39cm" svg:x="18.2cm" svg:y="13.866cm">
          <draw:text-box>
            <text:p text:style-name="P1"><text:span text:style-name="T3"><text:s/></text:span></text:p>
          </draw:text-box>
        </draw:frame>
        <draw:frame draw:style-name="gr36" draw:text-style-name="P3" draw:layer="layout" svg:width="6.543cm" svg:height="0.497cm" svg:x="1.782cm" svg:y="14.847cm">
          <draw:text-box>
            <text:p text:style-name="P1"><text:span text:style-name="T2">Documents and Types of Copies</text:span></text:p>
          </draw:text-box>
        </draw:frame>
        <draw:frame draw:style-name="gr37" draw:text-style-name="P4" draw:layer="layout" svg:width="17.754cm" svg:height="0.39cm" svg:x="1.782cm" svg:y="15.716cm">
          <draw:text-box>
            <text:p text:style-name="P1"><text:span text:style-name="T3">List the documents you want in the table below. <text:s/>If you do not know the document title, describe the document </text:span></text:p>
          </draw:text-box>
        </draw:frame>
        <draw:frame draw:style-name="gr38" draw:text-style-name="P4" draw:layer="layout" svg:width="7.907cm" svg:height="0.39cm" svg:x="1.782cm" svg:y="16.251cm">
          <draw:text-box>
            <text:p text:style-name="P1"><text:span text:style-name="T3">the best you can. <text:s/>Attach more pages if necessary.</text:span></text:p>
          </draw:text-box>
        </draw:frame>
        <draw:frame draw:style-name="gr39" draw:text-style-name="P4" draw:layer="layout" svg:width="4.105cm" svg:height="0.39cm" svg:x="1.782cm" svg:y="16.997cm">
          <draw:text-box>
            <text:p text:style-name="P1"><text:span text:style-name="T3">Types of Copies Available:</text:span></text:p>
          </draw:text-box>
        </draw:frame>
        <draw:frame draw:style-name="gr40" draw:text-style-name="P4" draw:layer="layout" svg:width="0.387cm" svg:height="0.475cm" svg:x="2.417cm" svg:y="17.445cm">
          <draw:text-box>
            <text:p text:style-name="P1"><text:span text:style-name="T7"></text:span></text:p>
          </draw:text-box>
        </draw:frame>
        <draw:frame draw:style-name="gr41" draw:text-style-name="P4" draw:layer="layout" svg:width="2.102cm" svg:height="0.39cm" svg:x="3.052cm" svg:y="17.544cm">
          <draw:text-box>
            <text:p text:style-name="P1"><text:span text:style-name="T3">Plain (no fee)</text:span></text:p>
          </draw:text-box>
        </draw:frame>
        <draw:frame draw:style-name="gr40" draw:text-style-name="P4" draw:layer="layout" svg:width="0.387cm" svg:height="0.475cm" svg:x="2.417cm" svg:y="17.932cm">
          <draw:text-box>
            <text:p text:style-name="P1"><text:span text:style-name="T7"></text:span></text:p>
          </draw:text-box>
        </draw:frame>
        <draw:frame draw:style-name="gr42" draw:text-style-name="P4" draw:layer="layout" svg:width="7.669cm" svg:height="0.39cm" svg:x="3.052cm" svg:y="18.03cm">
          <draw:text-box>
            <text:p text:style-name="P1"><text:span text:style-name="T3">Certified (with a raised seal) ($14 per document)</text:span></text:p>
          </draw:text-box>
        </draw:frame>
        <draw:polygon draw:style-name="gr43" draw:text-style-name="P7" draw:layer="layout" svg:width="15.248cm" svg:height="0.475cm" svg:x="4.318cm" svg:y="18.418cm" svg:viewBox="0 0 15249 476" draw:points="0,0 15249,0 15249,476 0,476">
          <text:p/>
        </draw:polygon>
        <draw:frame draw:style-name="gr44" draw:text-style-name="P8" draw:layer="layout" svg:width="0.352cm" svg:height="0.399cm" svg:x="3.687cm" svg:y="18.502cm">
          <draw:text-box>
            <text:p text:style-name="P1"><text:span text:style-name="T8">o</text:span></text:p>
          </draw:text-box>
        </draw:frame>
        <draw:polygon draw:style-name="gr43" draw:text-style-name="P7" draw:layer="layout" svg:width="4.333cm" svg:height="0.475cm" svg:x="4.318cm" svg:y="18.901cm" svg:viewBox="0 0 4334 476" draw:points="0,0 4334,0 4334,476 0,476">
          <text:p/>
        </draw:polygon>
        <draw:frame draw:style-name="gr45" draw:text-style-name="P4" draw:layer="layout" svg:width="15.307cm" svg:height="0.39cm" svg:x="4.322cm" svg:y="18.505cm">
          <draw:text-box>
            <text:p text:style-name="P1"><text:span text:style-name="T3">A multi-page certified document will be stapled. Removing the staple means the document is no </text:span></text:p>
          </draw:text-box>
        </draw:frame>
        <draw:frame draw:style-name="gr46" draw:text-style-name="P4" draw:layer="layout" svg:width="4.353cm" svg:height="0.39cm" svg:x="4.322cm" svg:y="18.988cm">
          <draw:text-box>
            <text:p text:style-name="P1"><text:span text:style-name="T3">longer considered certified.</text:span></text:p>
          </draw:text-box>
        </draw:frame>
        <draw:frame draw:style-name="gr40" draw:text-style-name="P4" draw:layer="layout" svg:width="0.387cm" svg:height="0.475cm" svg:x="2.417cm" svg:y="19.376cm">
          <draw:text-box>
            <text:p text:style-name="P1"><text:span text:style-name="T7"></text:span></text:p>
          </draw:text-box>
        </draw:frame>
        <draw:frame draw:style-name="gr47" draw:text-style-name="P4" draw:layer="layout" svg:width="14.436cm" svg:height="0.39cm" svg:x="3.052cm" svg:y="19.475cm">
          <draw:text-box>
            <text:p text:style-name="P1"><text:span text:style-name="T3">Exemplified (with signatures of judicial officer and court administrator) ($14 per document)</text:span></text:p>
          </draw:text-box>
        </draw:frame>
        <draw:frame draw:style-name="gr40" draw:text-style-name="P4" draw:layer="layout" svg:width="0.387cm" svg:height="0.475cm" svg:x="2.417cm" svg:y="19.863cm">
          <draw:text-box>
            <text:p text:style-name="P1"><text:span text:style-name="T7"></text:span></text:p>
          </draw:text-box>
        </draw:frame>
        <draw:frame draw:style-name="gr48" draw:text-style-name="P4" draw:layer="layout" svg:width="16.304cm" svg:height="0.39cm" svg:x="3.052cm" svg:y="19.962cm">
          <draw:text-box>
            <text:p text:style-name="P1"><text:span text:style-name="T3">Certified/Exemplified (with a raised seal and signatures of judicial officer and court administrator) ($28 </text:span></text:p>
          </draw:text-box>
        </draw:frame>
        <draw:frame draw:style-name="gr49" draw:text-style-name="P4" draw:layer="layout" svg:width="2.362cm" svg:height="0.39cm" svg:x="3.052cm" svg:y="20.436cm">
          <draw:text-box>
            <text:p text:style-name="P1"><text:span text:style-name="T3">per document)</text:span></text:p>
          </draw:text-box>
        </draw:frame>
        <draw:frame draw:style-name="gr50" draw:text-style-name="P4" draw:layer="layout" svg:width="7.212cm" svg:height="0.39cm" svg:x="1.981cm" svg:y="21.14cm">
          <draw:text-box>
            <text:p text:style-name="P1"><text:span text:style-name="T9">Document Name or Description (include the </text:span></text:p>
          </draw:text-box>
        </draw:frame>
        <draw:frame draw:style-name="gr51" draw:text-style-name="P4" draw:layer="layout" svg:width="6.012cm" svg:height="0.39cm" svg:x="1.981cm" svg:y="21.615cm">
          <draw:text-box>
            <text:p text:style-name="P1"><text:span text:style-name="T9">date and/or index number, if known)</text:span></text:p>
          </draw:text-box>
        </draw:frame>
        <draw:frame draw:style-name="gr52" draw:text-style-name="P4" draw:layer="layout" svg:width="2.19cm" svg:height="0.39cm" svg:x="9.751cm" svg:y="21.14cm">
          <draw:text-box>
            <text:p text:style-name="P1"><text:span text:style-name="T9">Type of Copy </text:span></text:p>
          </draw:text-box>
        </draw:frame>
        <draw:frame draw:style-name="gr53" draw:text-style-name="P8" draw:layer="layout" svg:width="2.364cm" svg:height="0.352cm" svg:x="11.929cm" svg:y="21.167cm">
          <draw:text-box>
            <text:p text:style-name="P1"><text:span text:style-name="T10">(Plain, Certified, </text:span></text:p>
          </draw:text-box>
        </draw:frame>
        <draw:frame draw:style-name="gr54" draw:text-style-name="P8" draw:layer="layout" svg:width="3.528cm" svg:height="0.352cm" svg:x="9.751cm" svg:y="21.606cm">
          <draw:text-box>
            <text:p text:style-name="P1"><text:span text:style-name="T10">or Certified/Exemplified)</text:span></text:p>
          </draw:text-box>
        </draw:frame>
        <draw:frame draw:style-name="gr55" draw:text-style-name="P4" draw:layer="layout" svg:width="1.837cm" svg:height="0.39cm" svg:x="14.67cm" svg:y="21.14cm">
          <draw:text-box>
            <text:p text:style-name="P1"><text:span text:style-name="T9">Number of </text:span></text:p>
          </draw:text-box>
        </draw:frame>
        <draw:frame draw:style-name="gr56" draw:text-style-name="P4" draw:layer="layout" svg:width="1.162cm" svg:height="0.39cm" svg:x="14.67cm" svg:y="21.615cm">
          <draw:text-box>
            <text:p text:style-name="P1"><text:span text:style-name="T9">Copies </text:span></text:p>
          </draw:text-box>
        </draw:frame>
        <draw:frame draw:style-name="gr57" draw:text-style-name="P4" draw:layer="layout" svg:width="1.727cm" svg:height="0.39cm" svg:x="14.67cm" svg:y="22.089cm">
          <draw:text-box>
            <text:p text:style-name="P1"><text:span text:style-name="T9">Requested</text:span></text:p>
          </draw:text-box>
        </draw:frame>
        <draw:frame draw:style-name="gr58" draw:text-style-name="P4" draw:layer="layout" svg:width="0.708cm" svg:height="0.39cm" svg:x="17.334cm" svg:y="21.14cm">
          <draw:text-box>
            <text:p text:style-name="P1"><text:span text:style-name="T9">Cost</text:span></text:p>
          </draw:text-box>
        </draw:frame>
        <draw:line draw:style-name="gr59" draw:text-style-name="P5" draw:layer="layout" svg:x1="1.779cm" svg:y1="21.044cm" svg:x2="19.813cm" svg:y2="21.044cm">
          <text:p/>
        </draw:line>
        <draw:line draw:style-name="gr59" draw:text-style-name="P5" draw:layer="layout" svg:x1="1.797cm" svg:y1="22.487cm" svg:x2="19.796cm" svg:y2="22.487cm">
          <text:p/>
        </draw:line>
        <draw:line draw:style-name="gr59" draw:text-style-name="P5" draw:layer="layout" svg:x1="1.779cm" svg:y1="22.935cm" svg:x2="19.813cm" svg:y2="22.935cm">
          <text:p/>
        </draw:line>
        <draw:line draw:style-name="gr59" draw:text-style-name="P5" draw:layer="layout" svg:x1="1.788cm" svg:y1="21.036cm" svg:x2="1.788cm" svg:y2="22.944cm">
          <text:p/>
        </draw:line>
        <draw:line draw:style-name="gr59" draw:text-style-name="P5" draw:layer="layout" svg:x1="9.556cm" svg:y1="21.053cm" svg:x2="9.556cm" svg:y2="22.927cm">
          <text:p/>
        </draw:line>
        <draw:line draw:style-name="gr59" draw:text-style-name="P5" draw:layer="layout" svg:x1="14.478cm" svg:y1="21.053cm" svg:x2="14.478cm" svg:y2="22.927cm">
          <text:p/>
        </draw:line>
        <draw:line draw:style-name="gr59" draw:text-style-name="P5" draw:layer="layout" svg:x1="17.141cm" svg:y1="21.053cm" svg:x2="17.141cm" svg:y2="22.927cm">
          <text:p/>
        </draw:line>
        <draw:line draw:style-name="gr59" draw:text-style-name="P5" draw:layer="layout" svg:x1="19.804cm" svg:y1="21.036cm" svg:x2="19.804cm" svg:y2="22.944cm">
          <text:p/>
        </draw:line>
        <draw:frame draw:style-name="gr60" draw:text-style-name="P8" draw:layer="layout" svg:width="0.352cm" svg:height="0.39cm" svg:x="17.334cm" svg:y="22.51cm">
          <draw:text-box>
            <text:p text:style-name="P1"><text:span text:style-name="T11">$</text:span></text:p>
          </draw:text-box>
        </draw:frame>
        <draw:frame draw:style-name="gr61" draw:text-style-name="P3" draw:layer="layout" svg:width="3.434cm" svg:height="0.497cm" svg:x="1.782cm" svg:y="23.052cm">
          <draw:text-box>
            <text:p text:style-name="P1"><text:span text:style-name="T2">Delivery Options</text:span></text:p>
          </draw:text-box>
        </draw:frame>
        <draw:frame draw:style-name="gr16" draw:text-style-name="P4" draw:layer="layout" svg:width="0.391cm" svg:height="0.39cm" svg:x="1.782cm" svg:y="23.88cm">
          <draw:text-box>
            <text:p text:style-name="P1"><text:span text:style-name="T5">☐</text:span></text:p>
          </draw:text-box>
        </draw:frame>
        <draw:frame draw:style-name="gr62" draw:text-style-name="P4" draw:layer="layout" svg:width="5.132cm" svg:height="0.39cm" svg:x="2.17cm" svg:y="23.922cm">
          <draw:text-box>
            <text:p text:style-name="P1"><text:span text:style-name="T3"><text:s/>U.S. Mail (at the address above)</text:span></text:p>
          </draw:text-box>
        </draw:frame>
        <draw:frame draw:style-name="gr16" draw:text-style-name="P4" draw:layer="layout" svg:width="0.391cm" svg:height="0.39cm" svg:x="8.132cm" svg:y="23.88cm">
          <draw:text-box>
            <text:p text:style-name="P1"><text:span text:style-name="T5">☐</text:span></text:p>
          </draw:text-box>
        </draw:frame>
        <draw:frame draw:style-name="gr63" draw:text-style-name="P4" draw:layer="layout" svg:width="2.155cm" svg:height="0.39cm" svg:x="8.52cm" svg:y="23.922cm">
          <draw:text-box>
            <text:p text:style-name="P1"><text:span text:style-name="T3"><text:s/>Fax*: <text:s text:c="13"/></text:span></text:p>
          </draw:text-box>
        </draw:frame>
        <draw:frame draw:style-name="gr6" draw:text-style-name="P4" draw:layer="layout" svg:width="0.387cm" svg:height="0.39cm" svg:x="9.52cm" svg:y="23.92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9.519cm" svg:y1="24.272cm" svg:x2="10.666cm" svg:y2="24.272cm">
          <text:p/>
        </draw:line>
        <draw:frame draw:style-name="gr7" draw:text-style-name="P4" draw:layer="layout" svg:width="1.323cm" svg:height="0.39cm" svg:x="10.58cm" svg:y="23.922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0.668cm" svg:y="23.92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0.668cm" svg:y1="24.272cm" svg:x2="11.938cm" svg:y2="24.272cm">
          <text:p/>
        </draw:line>
        <draw:frame draw:style-name="gr7" draw:text-style-name="P4" draw:layer="layout" svg:width="1.323cm" svg:height="0.39cm" svg:x="11.85cm" svg:y="23.922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1.938cm" svg:y="23.92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1.938cm" svg:y1="24.272cm" svg:x2="13.208cm" svg:y2="24.272cm">
          <text:p/>
        </draw:line>
        <draw:frame draw:style-name="gr7" draw:text-style-name="P4" draw:layer="layout" svg:width="1.323cm" svg:height="0.39cm" svg:x="13.12cm" svg:y="23.922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3.208cm" svg:y="23.92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3.208cm" svg:y1="24.272cm" svg:x2="14.478cm" svg:y2="24.272cm">
          <text:p/>
        </draw:line>
        <draw:frame draw:style-name="gr7" draw:text-style-name="P4" draw:layer="layout" svg:width="1.323cm" svg:height="0.39cm" svg:x="14.39cm" svg:y="23.922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4.478cm" svg:y="23.92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4.478cm" svg:y1="24.272cm" svg:x2="15.748cm" svg:y2="24.272cm">
          <text:p/>
        </draw:line>
        <draw:frame draw:style-name="gr7" draw:text-style-name="P4" draw:layer="layout" svg:width="1.323cm" svg:height="0.39cm" svg:x="15.66cm" svg:y="23.922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5.748cm" svg:y="23.92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5.748cm" svg:y1="24.272cm" svg:x2="17.019cm" svg:y2="24.272cm">
          <text:p/>
        </draw:line>
        <draw:frame draw:style-name="gr7" draw:text-style-name="P4" draw:layer="layout" svg:width="1.323cm" svg:height="0.39cm" svg:x="16.93cm" svg:y="23.922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7.018cm" svg:y="23.92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7.018cm" svg:y1="24.272cm" svg:x2="18.288cm" svg:y2="24.272cm">
          <text:p/>
        </draw:line>
        <draw:frame draw:style-name="gr7" draw:text-style-name="P4" draw:layer="layout" svg:width="1.323cm" svg:height="0.39cm" svg:x="18.2cm" svg:y="23.922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8.288cm" svg:y="23.922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8.288cm" svg:y1="24.272cm" svg:x2="19.558cm" svg:y2="24.272cm">
          <text:p/>
        </draw:line>
        <draw:frame draw:style-name="gr6" draw:text-style-name="P4" draw:layer="layout" svg:width="0.387cm" svg:height="0.39cm" svg:x="19.47cm" svg:y="23.922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91cm" svg:height="0.39cm" svg:x="1.782cm" svg:y="24.414cm">
          <draw:text-box>
            <text:p text:style-name="P1"><text:span text:style-name="T5">☐</text:span></text:p>
          </draw:text-box>
        </draw:frame>
        <draw:frame draw:style-name="gr64" draw:text-style-name="P4" draw:layer="layout" svg:width="1.22cm" svg:height="0.39cm" svg:x="2.17cm" svg:y="24.456cm">
          <draw:text-box>
            <text:p text:style-name="P1"><text:span text:style-name="T3"><text:s/>Pick up</text:span></text:p>
          </draw:text-box>
        </draw:frame>
        <draw:frame draw:style-name="gr16" draw:text-style-name="P4" draw:layer="layout" svg:width="0.391cm" svg:height="0.39cm" svg:x="8.132cm" svg:y="24.414cm">
          <draw:text-box>
            <text:p text:style-name="P1"><text:span text:style-name="T5">☐</text:span></text:p>
          </draw:text-box>
        </draw:frame>
        <draw:frame draw:style-name="gr65" draw:text-style-name="P4" draw:layer="layout" svg:width="2.135cm" svg:height="0.39cm" svg:x="8.52cm" svg:y="24.456cm">
          <draw:text-box>
            <text:p text:style-name="P1"><text:span text:style-name="T3"><text:s/>Email*: <text:s text:c="9"/></text:span></text:p>
          </draw:text-box>
        </draw:frame>
        <draw:frame draw:style-name="gr6" draw:text-style-name="P4" draw:layer="layout" svg:width="0.387cm" svg:height="0.39cm" svg:x="9.851cm" svg:y="24.45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9.851cm" svg:y1="24.807cm" svg:x2="10.666cm" svg:y2="24.807cm">
          <text:p/>
        </draw:line>
        <draw:frame draw:style-name="gr7" draw:text-style-name="P4" draw:layer="layout" svg:width="1.323cm" svg:height="0.39cm" svg:x="10.58cm" svg:y="24.45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0.668cm" svg:y="24.45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0.668cm" svg:y1="24.807cm" svg:x2="11.938cm" svg:y2="24.807cm">
          <text:p/>
        </draw:line>
        <draw:frame draw:style-name="gr7" draw:text-style-name="P4" draw:layer="layout" svg:width="1.323cm" svg:height="0.39cm" svg:x="11.85cm" svg:y="24.45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1.938cm" svg:y="24.45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1.938cm" svg:y1="24.807cm" svg:x2="13.208cm" svg:y2="24.807cm">
          <text:p/>
        </draw:line>
        <draw:frame draw:style-name="gr7" draw:text-style-name="P4" draw:layer="layout" svg:width="1.323cm" svg:height="0.39cm" svg:x="13.12cm" svg:y="24.45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3.208cm" svg:y="24.45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3.208cm" svg:y1="24.807cm" svg:x2="14.478cm" svg:y2="24.807cm">
          <text:p/>
        </draw:line>
        <draw:frame draw:style-name="gr7" draw:text-style-name="P4" draw:layer="layout" svg:width="1.323cm" svg:height="0.39cm" svg:x="14.39cm" svg:y="24.45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4.478cm" svg:y="24.45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4.478cm" svg:y1="24.807cm" svg:x2="15.748cm" svg:y2="24.807cm">
          <text:p/>
        </draw:line>
        <draw:frame draw:style-name="gr7" draw:text-style-name="P4" draw:layer="layout" svg:width="1.323cm" svg:height="0.39cm" svg:x="15.66cm" svg:y="24.45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5.748cm" svg:y="24.45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5.748cm" svg:y1="24.807cm" svg:x2="17.019cm" svg:y2="24.807cm">
          <text:p/>
        </draw:line>
        <draw:frame draw:style-name="gr7" draw:text-style-name="P4" draw:layer="layout" svg:width="1.323cm" svg:height="0.39cm" svg:x="16.93cm" svg:y="24.45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7.018cm" svg:y="24.45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7.018cm" svg:y1="24.807cm" svg:x2="18.288cm" svg:y2="24.807cm">
          <text:p/>
        </draw:line>
        <draw:frame draw:style-name="gr7" draw:text-style-name="P4" draw:layer="layout" svg:width="1.323cm" svg:height="0.39cm" svg:x="18.2cm" svg:y="24.456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8.288cm" svg:y="24.456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8.288cm" svg:y1="24.807cm" svg:x2="19.558cm" svg:y2="24.807cm">
          <text:p/>
        </draw:line>
        <draw:frame draw:style-name="gr6" draw:text-style-name="P4" draw:layer="layout" svg:width="0.387cm" svg:height="0.39cm" svg:x="19.47cm" svg:y="24.456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91cm" svg:height="0.39cm" svg:x="1.782cm" svg:y="24.948cm">
          <draw:text-box>
            <text:p text:style-name="P1"><text:span text:style-name="T5">☐</text:span></text:p>
          </draw:text-box>
        </draw:frame>
        <draw:frame draw:style-name="gr66" draw:text-style-name="P4" draw:layer="layout" svg:width="11.081cm" svg:height="0.39cm" svg:x="2.17cm" svg:y="24.991cm">
          <draw:text-box>
            <text:p text:style-name="P1"><text:span text:style-name="T3"><text:s/>Other (prepaid FedEx, UPS, etc.; must include a prepaid label): <text:s text:c="12"/></text:span></text:p>
          </draw:text-box>
        </draw:frame>
        <draw:frame draw:style-name="gr6" draw:text-style-name="P4" draw:layer="layout" svg:width="0.387cm" svg:height="0.39cm" svg:x="12.15cm" svg:y="24.991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2.149cm" svg:y1="25.341cm" svg:x2="13.207cm" svg:y2="25.341cm">
          <text:p/>
        </draw:line>
        <draw:frame draw:style-name="gr7" draw:text-style-name="P4" draw:layer="layout" svg:width="1.323cm" svg:height="0.39cm" svg:x="13.12cm" svg:y="24.991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3.208cm" svg:y="24.991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3.208cm" svg:y1="25.341cm" svg:x2="14.478cm" svg:y2="25.341cm">
          <text:p/>
        </draw:line>
        <draw:frame draw:style-name="gr7" draw:text-style-name="P4" draw:layer="layout" svg:width="1.323cm" svg:height="0.39cm" svg:x="14.39cm" svg:y="24.991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4.478cm" svg:y="24.991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4.478cm" svg:y1="25.341cm" svg:x2="15.748cm" svg:y2="25.341cm">
          <text:p/>
        </draw:line>
        <draw:frame draw:style-name="gr7" draw:text-style-name="P4" draw:layer="layout" svg:width="1.323cm" svg:height="0.39cm" svg:x="15.66cm" svg:y="24.991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5.748cm" svg:y="24.991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5.748cm" svg:y1="25.341cm" svg:x2="17.019cm" svg:y2="25.341cm">
          <text:p/>
        </draw:line>
        <draw:frame draw:style-name="gr7" draw:text-style-name="P4" draw:layer="layout" svg:width="1.323cm" svg:height="0.39cm" svg:x="16.93cm" svg:y="24.991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7.018cm" svg:y="24.991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7.018cm" svg:y1="25.341cm" svg:x2="18.288cm" svg:y2="25.341cm">
          <text:p/>
        </draw:line>
        <draw:frame draw:style-name="gr7" draw:text-style-name="P4" draw:layer="layout" svg:width="1.323cm" svg:height="0.39cm" svg:x="18.2cm" svg:y="24.991cm">
          <draw:text-box>
            <text:p text:style-name="P1"><text:span text:style-name="T3"><text:s text:c="15"/></text:span></text:p>
          </draw:text-box>
        </draw:frame>
        <draw:frame draw:style-name="gr6" draw:text-style-name="P4" draw:layer="layout" svg:width="0.387cm" svg:height="0.39cm" svg:x="18.288cm" svg:y="24.991cm">
          <draw:text-box>
            <text:p text:style-name="P1"><text:span text:style-name="T3"><text:s/></text:span></text:p>
          </draw:text-box>
        </draw:frame>
        <draw:line draw:style-name="gr4" draw:text-style-name="P5" draw:layer="layout" svg:x1="18.288cm" svg:y1="25.341cm" svg:x2="19.558cm" svg:y2="25.341cm">
          <text:p/>
        </draw:line>
        <draw:frame draw:style-name="gr6" draw:text-style-name="P4" draw:layer="layout" svg:width="0.387cm" svg:height="0.39cm" svg:x="19.47cm" svg:y="24.991cm">
          <draw:text-box>
            <text:p text:style-name="P1"><text:span text:style-name="T3"><text:s/></text:span></text:p>
          </draw:text-box>
        </draw:frame>
        <draw:frame draw:style-name="gr67" draw:text-style-name="P4" draw:layer="layout" svg:width="7.91cm" svg:height="0.39cm" svg:x="1.782cm" svg:y="25.737cm">
          <draw:text-box>
            <text:p text:style-name="P1"><text:span text:style-name="T3">*Plain copy and non-confidential documents only.</text:span></text:p>
          </draw:text-box>
        </draw:frame>
        <draw:frame draw:style-name="gr68" draw:text-style-name="P4" draw:layer="layout" svg:width="17.593cm" svg:height="0.39cm" svg:x="1.782cm" svg:y="26.483cm">
          <draw:text-box>
            <text:p text:style-name="P1"><text:span text:style-name="T9">Send completed Copy Request Form and payment to Court Administration in the county where the case was </text:span></text:p>
          </draw:text-box>
        </draw:frame>
        <draw:frame draw:style-name="gr69" draw:text-style-name="P4" draw:layer="layout" svg:width="11.222cm" svg:height="0.39cm" svg:x="1.782cm" svg:y="27.017cm">
          <draw:text-box>
            <text:p text:style-name="P1"><text:span text:style-name="T9">filed. </text:span><text:span text:style-name="T3">Find contact information at </text:span><text:span text:style-name="T12">www.mncourts.gov/Find-Courts.aspx</text:span></text:p>
          </draw:text-box>
        </draw:frame>
        <draw:frame draw:style-name="gr6" draw:text-style-name="P4" draw:layer="layout" svg:width="0.387cm" svg:height="0.39cm" svg:x="7.078cm" svg:y="27.017cm">
          <draw:text-box>
            <text:p text:style-name="P1"><text:span text:style-name="T12"><text:s/></text:span></text:p>
          </draw:text-box>
        </draw:frame>
        <draw:line draw:style-name="gr70" draw:text-style-name="P5" draw:layer="layout" svg:x1="7.078cm" svg:y1="27.368cm" svg:x2="12.955cm" svg:y2="27.368cm">
          <text:p/>
        </draw:line>
        <draw:frame draw:style-name="gr6" draw:text-style-name="P4" draw:layer="layout" svg:width="0.387cm" svg:height="0.39cm" svg:x="12.867cm" svg:y="27.017cm">
          <draw:text-box>
            <text:p text:style-name="P1"><text:span text:style-name="T12"><text:s/></text:span><text:span text:style-name="T13">.</text:span></text:p>
          </draw:text-box>
        </draw:frame>
        <draw:line draw:style-name="gr71" draw:text-style-name="P5" draw:layer="layout" svg:x1="12.955cm" svg:y1="27.368cm" svg:x2="13.051cm" svg:y2="27.368cm">
          <text:p/>
        </draw:line>
        <draw:frame draw:style-name="gr6" draw:text-style-name="P4" draw:layer="layout" svg:width="0.387cm" svg:height="0.39cm" svg:x="12.956cm" svg:y="27.017cm">
          <draw:text-box>
            <text:p text:style-name="P1"><text:span text:style-name="T13"><text:s text:c="2"/></text:span></text:p>
          </draw:text-box>
        </draw:frame>
        <draw:control draw:style-name="gr72" draw:text-style-name="P9" draw:layer="controls" svg:width="10.043cm" svg:height="0.553cm" svg:x="3.066cm" svg:y="2.261cm" draw:control="control1"/>
        <draw:control draw:style-name="gr72" draw:text-style-name="P9" draw:layer="controls" svg:width="10.043cm" svg:height="0.421cm" svg:x="3.223cm" svg:y="2.887cm" draw:control="control2"/>
        <draw:control draw:style-name="gr72" draw:text-style-name="P9" draw:layer="controls" svg:width="8.862cm" svg:height="0.421cm" svg:x="4.307cm" svg:y="3.357cm" draw:control="control3"/>
        <draw:control draw:style-name="gr72" draw:text-style-name="P9" draw:layer="controls" svg:width="4.076cm" svg:height="0.421cm" svg:x="15.479cm" svg:y="2.402cm" draw:control="control4"/>
        <draw:control draw:style-name="gr72" draw:text-style-name="P9" draw:layer="controls" svg:width="3.692cm" svg:height="0.421cm" svg:x="15.851cm" svg:y="2.878cm" draw:control="control5"/>
        <draw:control draw:style-name="gr72" draw:text-style-name="P9" draw:layer="controls" svg:width="3.692cm" svg:height="0.421cm" svg:x="15.682cm" svg:y="3.336cm" draw:control="control6"/>
        <draw:control draw:style-name="gr73" draw:text-style-name="P10" draw:layer="controls" svg:width="0.409cm" svg:height="0.373cm" svg:x="2.446cm" svg:y="5.89cm" draw:control="control7"/>
        <draw:control draw:style-name="gr72" draw:text-style-name="P9" draw:layer="controls" svg:width="6.448cm" svg:height="0.421cm" svg:x="5.288cm" svg:y="7.476cm" draw:control="control8"/>
        <draw:control draw:style-name="gr72" draw:text-style-name="P9" draw:layer="controls" svg:width="12.96cm" svg:height="0.553cm" svg:x="5.127cm" svg:y="11.334cm" draw:control="control9"/>
        <draw:control draw:style-name="gr72" draw:text-style-name="P9" draw:layer="controls" svg:width="7.673cm" svg:height="0.396cm" svg:x="1.815cm" svg:y="22.509cm" draw:control="control10"/>
        <draw:control draw:style-name="gr74" draw:text-style-name="P9" draw:layer="controls" svg:width="2.653cm" svg:height="0.432cm" svg:x="14.475cm" svg:y="22.495cm" draw:control="control11"/>
        <draw:control draw:style-name="gr74" draw:text-style-name="P9" draw:layer="controls" svg:width="2.222cm" svg:height="0.432cm" svg:x="17.543cm" svg:y="22.495cm" draw:control="control12"/>
        <draw:control draw:style-name="gr72" draw:text-style-name="P9" draw:layer="controls" svg:width="4.872cm" svg:height="0.396cm" svg:x="9.572cm" svg:y="22.509cm" draw:control="control13"/>
        <draw:control draw:style-name="gr73" draw:text-style-name="P10" draw:layer="controls" svg:width="0.409cm" svg:height="0.373cm" svg:x="1.81cm" svg:y="23.894cm" draw:control="control14"/>
        <draw:control draw:style-name="gr73" draw:text-style-name="P10" draw:layer="controls" svg:width="0.409cm" svg:height="0.373cm" svg:x="1.798cm" svg:y="24.411cm" draw:control="control15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S Gothic" svg:font-family="'MS Gothic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6-24T03:23:14.212396800</dc:date>
    <meta:editing-duration>PT1H23M36S</meta:editing-duration>
    <meta:editing-cycles>5</meta:editing-cycles>
    <meta:generator>LibreOffice/25.2.4.3$Windows_X86_64 LibreOffice_project/33e196637044ead23f5c3226cde09b47731f7e27</meta:generator>
    <meta:print-date>2025-06-24T03:23:34.336262100</meta:print-date>
    <meta:printed-by>PDF files</meta:printed-by>
    <meta:document-statistic meta:object-count="395"/>
  </office:meta>
</office:document-meta>
</file>